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2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4">Nuuk</text:p>
          </table:table-cell>
          <table:table-cell table:style-name="Tableau1.A2" office:value-type="string">
            <text:p text:style-name="P4">Homme moderne</text:p>
          </table:table-cell>
          <table:table-cell table:style-name="Tableau1.D2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inuit</text:p>
          </table:table-cell>
          <table:table-cell table:style-name="Tableau1.A2" office:value-type="string">
            <text:p text:style-name="P4">Pécheur</text:p>
          </table:table-cell>
          <table:table-cell table:style-name="Tableau1.D2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viking</text:p>
          </table:table-cell>
          <table:table-cell table:style-name="Tableau1.A2" office:value-type="string">
            <text:p text:style-name="P4">Explorateur</text:p>
          </table:table-cell>
          <table:table-cell table:style-name="Tableau1.D2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saqqaq</text:p>
          </table:table-cell>
          <table:table-cell table:style-name="Tableau1.A2" office:value-type="string">
            <text:p text:style-name="P4">Homme préhistorique</text:p>
          </table:table-cell>
          <table:table-cell table:style-name="Tableau1.D2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4">New-York</text:p>
          </table:table-cell>
          <table:table-cell table:style-name="Tableau1.A2" office:value-type="string">
            <text:p text:style-name="P4">Serveur Mcdo</text:p>
          </table:table-cell>
          <table:table-cell table:style-name="Tableau1.D2" table:number-rows-spanned="2" office:value-type="string">
            <text:p text:style-name="P9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hamps de bataille (canyon)</text:p>
          </table:table-cell>
          <table:table-cell table:style-name="Tableau1.A2" office:value-type="string">
            <text:p text:style-name="P4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iroquois</text:p>
          </table:table-cell>
          <table:table-cell table:style-name="Tableau1.A2" office:value-type="string">
            <text:p text:style-name="P4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4">Mexico</text:p>
          </table:table-cell>
          <table:table-cell table:style-name="Tableau1.A2" office:value-type="string">
            <text:p text:style-name="P4">Mariachi</text:p>
          </table:table-cell>
          <table:table-cell table:style-name="Tableau1.D2" table:number-rows-spanned="2" office:value-type="string">
            <text:p text:style-name="P10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Rue saccagée</text:p>
          </table:table-cell>
          <table:table-cell table:style-name="Tableau1.A2" office:value-type="string">
            <text:p text:style-name="P4">Révolutionnaire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Rue de Tenochtitlan</text:p>
          </table:table-cell>
          <table:table-cell table:style-name="Tableau1.A2" office:value-type="string">
            <text:p text:style-name="P4">Soldat aztèques</text:p>
          </table:table-cell>
          <table:table-cell table:style-name="Tableau1.D2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4">Supporter</text:p>
          </table:table-cell>
          <table:table-cell table:style-name="Tableau1.D2" table:number-rows-spanned="2" office:value-type="string">
            <text:p text:style-name="P9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Favelas</text:p>
          </table:table-cell>
          <table:table-cell table:style-name="Tableau1.A2" office:value-type="string">
            <text:p text:style-name="P4">Gamin footballeur</text:p>
          </table:table-cell>
          <table:table-cell table:style-name="Tableau1.D2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inca</text:p>
          </table:table-cell>
          <table:table-cell table:style-name="Tableau1.A2" office:value-type="string">
            <text:p text:style-name="P4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5">Bord du Tibre</text:p>
          </table:table-cell>
          <table:table-cell table:style-name="Tableau1.A2" office:value-type="string">
            <text:p text:style-name="P4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Défilé fasciste</text:p>
          </table:table-cell>
          <table:table-cell table:style-name="Tableau1.A2" office:value-type="string">
            <text:p text:style-name="P4">Soldat</text:p>
          </table:table-cell>
          <table:table-cell table:style-name="Tableau1.D2" table:number-rows-spanned="2" office:value-type="string">
            <text:p text:style-name="P9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enise</text:p>
          </table:table-cell>
          <table:table-cell table:style-name="Tableau1.A2" office:value-type="string">
            <text:p text:style-name="P4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olisée</text:p>
          </table:table-cell>
          <table:table-cell table:style-name="Tableau1.A2" office:value-type="string">
            <text:p text:style-name="P4">Gladiateur</text:p>
          </table:table-cell>
          <table:table-cell table:style-name="Tableau1.D2" table:number-rows-spanned="2" office:value-type="string">
            <text:p text:style-name="P9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4">Tour Eiffel</text:p>
          </table:table-cell>
          <table:table-cell table:style-name="Tableau1.A2" office:value-type="string">
            <text:p text:style-name="P4">CRS</text:p>
          </table:table-cell>
          <table:table-cell table:style-name="Tableau1.D2" table:number-rows-spanned="2" office:value-type="string">
            <text:p text:style-name="P9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<text:span text:style-name="T4">de</text:span> campagne</text:p>
          </table:table-cell>
          <table:table-cell table:style-name="Tableau1.A2" office:value-type="string">
            <text:p text:style-name="P4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Rue pavée</text:p>
          </table:table-cell>
          <table:table-cell table:style-name="Tableau1.A2" office:value-type="string">
            <text:p text:style-name="P4">Napoléon Ier</text:p>
          </table:table-cell>
          <table:table-cell table:style-name="Tableau1.D2" table:number-rows-spanned="2" office:value-type="string">
            <text:p text:style-name="P9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Château</text:p>
          </table:table-cell>
          <table:table-cell table:style-name="Tableau1.A2" office:value-type="string">
            <text:p text:style-name="P4">Chevalier</text:p>
          </table:table-cell>
          <table:table-cell table:style-name="Tableau1.D2" table:number-rows-spanned="2" office:value-type="string">
            <text:p text:style-name="P9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celte</text:p>
          </table:table-cell>
          <table:table-cell table:style-name="Tableau1.A2" office:value-type="string">
            <text:p text:style-name="P4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4">Quartier populaire</text:p>
          </table:table-cell>
          <table:table-cell table:style-name="Tableau1.A2" office:value-type="string">
            <text:p text:style-name="P4">Racaille</text:p>
          </table:table-cell>
          <table:table-cell table:style-name="Tableau1.D2" table:number-rows-spanned="2" office:value-type="string">
            <text:p text:style-name="P9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Prypiat</text:p>
          </table:table-cell>
          <table:table-cell table:style-name="Tableau1.A2" office:value-type="string">
            <text:p text:style-name="P4">Soldat soviétique</text:p>
          </table:table-cell>
          <table:table-cell table:style-name="Tableau1.D2" table:number-rows-spanned="2" office:value-type="string">
            <text:p text:style-name="P9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athédrale Saint-Basile</text:p>
          </table:table-cell>
          <table:table-cell table:style-name="Tableau1.A2" office:value-type="string">
            <text:p text:style-name="P4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4">Rue touristique</text:p>
          </table:table-cell>
          <table:table-cell table:style-name="Tableau1.A2" office:value-type="string">
            <text:p text:style-name="P4">Imam</text:p>
          </table:table-cell>
          <table:table-cell table:style-name="Tableau1.D2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anal de Suez</text:p>
          </table:table-cell>
          <table:table-cell table:style-name="Tableau1.A2" office:value-type="string">
            <text:p text:style-name="P4">Soldat britannique</text:p>
          </table:table-cell>
          <table:table-cell table:style-name="Tableau1.D2" table:number-rows-spanned="2" office:value-type="string">
            <text:p text:style-name="P9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Pyramides de Gizeh</text:p>
          </table:table-cell>
          <table:table-cell table:style-name="Tableau1.A2" office:value-type="string">
            <text:p text:style-name="P4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4">Johannesburg</text:p>
          </table:table-cell>
          <table:table-cell table:style-name="Tableau1.A2" office:value-type="string">
            <text:p text:style-name="P4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zoulou</text:p>
          </table:table-cell>
          <table:table-cell table:style-name="Tableau1.A2" office:value-type="string">
            <text:p text:style-name="P4">Guerrier</text:p>
          </table:table-cell>
          <table:table-cell table:style-name="Tableau1.D2" table:number-rows-spanned="2" office:value-type="string">
            <text:p text:style-name="P9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Savane</text:p>
          </table:table-cell>
          <table:table-cell table:style-name="Tableau1.A2" office:value-type="string">
            <text:p text:style-name="P4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9">Gaza</text:p>
          </table:table-cell>
          <table:table-cell table:style-name="Tableau1.A2" office:value-type="string">
            <text:p text:style-name="P4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Empire Ottoman</text:p>
          </table:table-cell>
          <table:table-cell table:style-name="Tableau1.A2" office:value-type="string">
            <text:p text:style-name="P4">Janissaire</text:p>
          </table:table-cell>
          <table:table-cell table:style-name="Tableau1.D2" table:number-rows-spanned="2" office:value-type="string">
            <text:p text:style-name="P9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Jérusalem</text:p>
          </table:table-cell>
          <table:table-cell table:style-name="Tableau1.A2" office:value-type="string">
            <text:p text:style-name="P4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Temple de Salomon</text:p>
          </table:table-cell>
          <table:table-cell table:style-name="Tableau1.A2" office:value-type="string">
            <text:p text:style-name="P4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4">Bidonville</text:p>
          </table:table-cell>
          <table:table-cell table:style-name="Tableau1.A2" office:value-type="string">
            <text:p text:style-name="P4">Macaque</text:p>
          </table:table-cell>
          <table:table-cell table:style-name="Tableau1.D2" table:number-rows-spanned="2" office:value-type="string">
            <text:p text:style-name="P9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Delhi</text:p>
          </table:table-cell>
          <table:table-cell table:style-name="Tableau1.A2" office:value-type="string">
            <text:p text:style-name="P4">Gandhi</text:p>
          </table:table-cell>
          <table:table-cell table:style-name="Tableau1.D2" table:number-rows-spanned="2" office:value-type="string">
            <text:p text:style-name="P9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Taj Mahal</text:p>
          </table:table-cell>
          <table:table-cell table:style-name="Tableau1.A2" office:value-type="string">
            <text:p text:style-name="P4">Ouvrier indien</text:p>
          </table:table-cell>
          <table:table-cell table:style-name="Tableau1.D2" table:number-rows-spanned="2" office:value-type="string">
            <text:p text:style-name="P9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4">Mineur</text:p>
          </table:table-cell>
          <table:table-cell table:style-name="Tableau1.D2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4"><text:span text:style-name="T3">Chine</text:span> moderne</text:p>
          </table:table-cell>
          <table:table-cell table:style-name="Tableau1.A2" office:value-type="string">
            <text:p text:style-name="P6">Mamie</text:p>
          </table:table-cell>
          <table:table-cell table:style-name="Tableau1.D2" table:number-rows-spanned="2" office:value-type="string">
            <text:p text:style-name="P9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4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Cité interdite</text:p>
          </table:table-cell>
          <table:table-cell table:style-name="Tableau1.A2" office:value-type="string">
            <text:p text:style-name="P4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Muraille de Chine</text:p>
          </table:table-cell>
          <table:table-cell table:style-name="Tableau1.A2" office:value-type="string">
            <text:p text:style-name="P4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9">Tokyo</text:p>
          </table:table-cell>
          <table:table-cell table:style-name="Tableau1.A2" office:value-type="string">
            <text:p text:style-name="P4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Hiroshima (détruit)</text:p>
          </table:table-cell>
          <table:table-cell table:style-name="Tableau1.A2" office:value-type="string">
            <text:p text:style-name="P4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Hongan-ji d’Ishiyama</text:p>
          </table:table-cell>
          <table:table-cell table:style-name="Tableau1.A2" office:value-type="string">
            <text:p text:style-name="P4">Samurai</text:p>
          </table:table-cell>
          <table:table-cell table:style-name="Tableau1.D2" table:number-rows-spanned="2" office:value-type="string">
            <text:p text:style-name="P9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Village Yayoi</text:p>
          </table:table-cell>
          <table:table-cell table:style-name="Tableau1.A2" office:value-type="string">
            <text:p text:style-name="P4">Paysan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9">Opéra de Sydney</text:p>
          </table:table-cell>
          <table:table-cell table:style-name="Tableau1.A2" office:value-type="string">
            <text:p text:style-name="P4">Cymbaliste</text:p>
          </table:table-cell>
          <table:table-cell table:style-name="Tableau1.D2" table:number-rows-spanned="2" office:value-type="string">
            <text:p text:style-name="P9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4">Spatioport de Woomera</text:p>
          </table:table-cell>
          <table:table-cell table:style-name="Tableau1.A2" office:value-type="string">
            <text:p text:style-name="P4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12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4">Chef tribal</text:p>
          </table:table-cell>
          <table:table-cell table:style-name="Tableau1.D2" table:number-rows-spanned="2" office:value-type="string">
            <text:p text:style-name="P9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5</meta:editing-cycles>
    <meta:editing-duration>PT9H13M9S</meta:editing-duration>
    <dc:date>2019-11-20T22:39:12.800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